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SYMBO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6.81mm" svg:height="77.67mm" svg:x="348.26mm" svg:y="33.41mm">
            <loext:p draw:notify-on-update-of-ranges="Sheet1.N12:Sheet1.N19 Sheet1.O12:Sheet1.O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50.57mm" svg:y="123.45mm">
            <loext:p draw:notify-on-update-of-ranges="Sheet1.N22:Sheet1.N27 Sheet1.O22:Sheet1.O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number-columns-repeated="2" table:default-cell-style-name="ce1"/>
        <table:table-column table:style-name="co1" table:default-cell-style-name="ce3"/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u15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ounts</text:p>
          </table:table-cell>
          <table:table-cell/>
          <table:table-cell office:value-type="string" calcext:value-type="string">
            <text:p>Total number of cou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clockfreq</text:p>
          </table:table-cell>
          <table:table-cell office:value-type="string" calcext:value-type="string">
            <text:p>Livetime (%)</text:p>
          </table:table-cell>
          <table:table-cell office:value-type="string" calcext:value-type="string">
            <text:p>normalization factor</text:p>
          </table:table-cell>
          <table:table-cell office:value-type="string" calcext:value-type="string">
            <text:p>Live tim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45413" calcext:value-type="float">
            <text:p>45413</text:p>
          </table:table-cell>
          <table:table-cell office:value-type="float" office:value="256" calcext:value-type="float">
            <text:p>256</text:p>
          </table:table-cell>
          <table:table-cell office:value-type="float" office:value="1705335" calcext:value-type="float">
            <text:p>1705335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2]/([.G12]*[.H12])*100" office:value-type="float" office:value="98.6882994397674" calcext:value-type="float">
            <text:p>98.6882994398</text:p>
          </table:table-cell>
          <table:table-cell table:formula="of:=[.I12]/100" office:value-type="float" office:value="0.986882994397674" calcext:value-type="float">
            <text:p>0.9868829944</text:p>
          </table:table-cell>
          <table:table-cell table:formula="of:=[.G12]*[.I12]/100" office:value-type="float" office:value="4541.3" calcext:value-type="float">
            <text:p>4541.3</text:p>
          </table:table-cell>
          <table:table-cell table:number-columns-repeated="2"/>
          <table:table-cell table:formula="of:=[.F12]" office:value-type="float" office:value="1705335" calcext:value-type="float">
            <text:p>1705335</text:p>
          </table:table-cell>
          <table:table-cell table:formula="of:=[.I12]" office:value-type="float" office:value="98.6882994397674" calcext:value-type="float">
            <text:p>98.6882994398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45925" calcext:value-type="float">
            <text:p>45925</text:p>
          </table:table-cell>
          <table:table-cell office:value-type="float" office:value="256" calcext:value-type="float">
            <text:p>256</text:p>
          </table:table-cell>
          <table:table-cell office:value-type="float" office:value="1460400" calcext:value-type="float">
            <text:p>1460400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3]/([.G13]*[.H13])*100" office:value-type="float" office:value="99.800941399408" calcext:value-type="float">
            <text:p>99.8009413994</text:p>
          </table:table-cell>
          <table:table-cell table:formula="of:=[.I13]/100" office:value-type="float" office:value="0.99800941399408" calcext:value-type="float">
            <text:p>0.998009414</text:p>
          </table:table-cell>
          <table:table-cell table:formula="of:=[.G13]*[.I13]/100" office:value-type="float" office:value="4592.5" calcext:value-type="float">
            <text:p>4592.5</text:p>
          </table:table-cell>
          <table:table-cell table:number-columns-repeated="2"/>
          <table:table-cell table:formula="of:=[.F13]" office:value-type="float" office:value="1460400" calcext:value-type="float">
            <text:p>1460400</text:p>
          </table:table-cell>
          <table:table-cell table:formula="of:=[.I13]" office:value-type="float" office:value="99.800941399408" calcext:value-type="float">
            <text:p>99.8009413994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45633" calcext:value-type="float">
            <text:p>45633</text:p>
          </table:table-cell>
          <table:table-cell office:value-type="float" office:value="252" calcext:value-type="float">
            <text:p>252</text:p>
          </table:table-cell>
          <table:table-cell office:value-type="float" office:value="1598594" calcext:value-type="float">
            <text:p>1598594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4]/([.G14]*[.H14])*100" office:value-type="float" office:value="99.1663877818005" calcext:value-type="float">
            <text:p>99.1663877818</text:p>
          </table:table-cell>
          <table:table-cell table:formula="of:=[.I14]/100" office:value-type="float" office:value="0.991663877818005" calcext:value-type="float">
            <text:p>0.9916638778</text:p>
          </table:table-cell>
          <table:table-cell table:formula="of:=[.G14]*[.I14]/100" office:value-type="float" office:value="4563.3" calcext:value-type="float">
            <text:p>4563.3</text:p>
          </table:table-cell>
          <table:table-cell table:number-columns-repeated="2"/>
          <table:table-cell table:formula="of:=[.F14]" office:value-type="float" office:value="1598594" calcext:value-type="float">
            <text:p>1598594</text:p>
          </table:table-cell>
          <table:table-cell table:formula="of:=[.I14]" office:value-type="float" office:value="99.1663877818005" calcext:value-type="float">
            <text:p>99.1663877818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45253" calcext:value-type="float">
            <text:p>45253</text:p>
          </table:table-cell>
          <table:table-cell office:value-type="float" office:value="230" calcext:value-type="float">
            <text:p>230</text:p>
          </table:table-cell>
          <table:table-cell office:value-type="float" office:value="1567939" calcext:value-type="float">
            <text:p>1567939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5]/([.G15]*[.H15])*100" office:value-type="float" office:value="98.3405988273797" calcext:value-type="float">
            <text:p>98.3405988274</text:p>
          </table:table-cell>
          <table:table-cell table:formula="of:=[.I15]/100" office:value-type="float" office:value="0.983405988273797" calcext:value-type="float">
            <text:p>0.9834059883</text:p>
          </table:table-cell>
          <table:table-cell table:formula="of:=[.G15]*[.I15]/100" office:value-type="float" office:value="4525.3" calcext:value-type="float">
            <text:p>4525.3</text:p>
          </table:table-cell>
          <table:table-cell table:number-columns-repeated="2"/>
          <table:table-cell table:formula="of:=[.F15]" office:value-type="float" office:value="1567939" calcext:value-type="float">
            <text:p>1567939</text:p>
          </table:table-cell>
          <table:table-cell table:formula="of:=[.I15]" office:value-type="float" office:value="98.3405988273797" calcext:value-type="float">
            <text:p>98.3405988274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45556" calcext:value-type="float">
            <text:p>45556</text:p>
          </table:table-cell>
          <table:table-cell table:formula="of:=SQRT(1/[.D16])*[.D16]" office:value-type="float" office:value="213.438515736968" calcext:value-type="float">
            <text:p>213.438515737</text:p>
          </table:table-cell>
          <table:table-cell office:value-type="float" office:value="1375887" calcext:value-type="float">
            <text:p>1375887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6]/([.G16]*[.H16])*100" office:value-type="float" office:value="98.9990568620889" calcext:value-type="float">
            <text:p>98.9990568621</text:p>
          </table:table-cell>
          <table:table-cell table:formula="of:=[.I16]/100" office:value-type="float" office:value="0.989990568620889" calcext:value-type="float">
            <text:p>0.9899905686</text:p>
          </table:table-cell>
          <table:table-cell table:formula="of:=[.G16]*[.I16]/100" office:value-type="float" office:value="4555.6" calcext:value-type="float">
            <text:p>4555.6</text:p>
          </table:table-cell>
          <table:table-cell table:number-columns-repeated="2"/>
          <table:table-cell table:formula="of:=[.F16]" office:value-type="float" office:value="1375887" calcext:value-type="float">
            <text:p>1375887</text:p>
          </table:table-cell>
          <table:table-cell table:formula="of:=[.I16]" office:value-type="float" office:value="98.9990568620889" calcext:value-type="float">
            <text:p>98.9990568621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44712" calcext:value-type="float">
            <text:p>44712</text:p>
          </table:table-cell>
          <table:table-cell table:formula="of:=SQRT(1/[.D17])*[.D17]" office:value-type="float" office:value="211.452122240473" calcext:value-type="float">
            <text:p>211.4521222405</text:p>
          </table:table-cell>
          <table:table-cell office:value-type="float" office:value="1680511" calcext:value-type="float">
            <text:p>1680511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7]/([.G17]*[.H17])*100" office:value-type="float" office:value="97.1649361317438" calcext:value-type="float">
            <text:p>97.1649361317</text:p>
          </table:table-cell>
          <table:table-cell table:formula="of:=[.I17]/100" office:value-type="float" office:value="0.971649361317438" calcext:value-type="float">
            <text:p>0.9716493613</text:p>
          </table:table-cell>
          <table:table-cell table:formula="of:=[.G17]*[.I17]/100" office:value-type="float" office:value="4471.2" calcext:value-type="float">
            <text:p>4471.2</text:p>
          </table:table-cell>
          <table:table-cell table:number-columns-repeated="2"/>
          <table:table-cell table:formula="of:=[.F17]" office:value-type="float" office:value="1680511" calcext:value-type="float">
            <text:p>1680511</text:p>
          </table:table-cell>
          <table:table-cell table:formula="of:=[.I17]" office:value-type="float" office:value="97.1649361317438" calcext:value-type="float">
            <text:p>97.1649361317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23099" calcext:value-type="float">
            <text:p>1423099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FORECAST([.F18];[.I12:.I17];[.F12:.F17])" office:value-type="float" office:value="99.2820798751014" calcext:value-type="float">
            <text:p>99.2820798751</text:p>
          </table:table-cell>
          <table:table-cell table:formula="of:=[.I18]/100" office:value-type="float" office:value="0.992820798751013" calcext:value-type="float">
            <text:p>0.9928207988</text:p>
          </table:table-cell>
          <table:table-cell table:formula="of:=[.G18]*[.I18]/100" office:value-type="float" office:value="4568.62375678059" calcext:value-type="float">
            <text:p>4568.6237567806</text:p>
          </table:table-cell>
          <table:table-cell table:number-columns-repeated="2"/>
          <table:table-cell table:style-name="Default"/>
          <table:table-cell table:style-name="ce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45537" calcext:value-type="float">
            <text:p>45537</text:p>
          </table:table-cell>
          <table:table-cell table:formula="of:=SQRT(1/[.D19])*[.D19]" office:value-type="float" office:value="213.394001790116" calcext:value-type="float">
            <text:p>213.3940017901</text:p>
          </table:table-cell>
          <table:table-cell office:value-type="float" office:value="1128794" calcext:value-type="float">
            <text:p>1128794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9]/([.G19]*[.H19])*100" office:value-type="float" office:value="98.9577674143679" calcext:value-type="float">
            <text:p>98.9577674144</text:p>
          </table:table-cell>
          <table:table-cell table:formula="of:=[.I19]/100" office:value-type="float" office:value="0.989577674143679" calcext:value-type="float">
            <text:p>0.9895776741</text:p>
          </table:table-cell>
          <table:table-cell table:formula="of:=[.G19]*[.I19]/100" office:value-type="float" office:value="4553.7" calcext:value-type="float">
            <text:p>4553.7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a</text:p>
          </table:table-cell>
          <table:table-cell table:number-columns-repeated="1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738" calcext:value-type="float">
            <text:p>10738</text:p>
          </table:table-cell>
          <table:table-cell office:value-type="float" office:value="160" calcext:value-type="float">
            <text:p>160</text:p>
          </table:table-cell>
          <table:table-cell office:value-type="float" office:value="3007593" calcext:value-type="float">
            <text:p>3007593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2]/([.G22]*[.H22])*100" office:value-type="float" office:value="90.3256197373845" calcext:value-type="float">
            <text:p>90.3256197374</text:p>
          </table:table-cell>
          <table:table-cell table:formula="of:=[.I22]/100" office:value-type="float" office:value="0.903256197373845" calcext:value-type="float">
            <text:p>0.9032561974</text:p>
          </table:table-cell>
          <table:table-cell table:formula="of:=[.G22]*[.I22]/100" office:value-type="float" office:value="1073.8" calcext:value-type="float">
            <text:p>1073.8</text:p>
          </table:table-cell>
          <table:table-cell table:number-columns-repeated="2"/>
          <table:table-cell table:formula="of:=[.F22]" office:value-type="float" office:value="3007593" calcext:value-type="float">
            <text:p>3007593</text:p>
          </table:table-cell>
          <table:table-cell table:formula="of:=[.I22]" office:value-type="float" office:value="90.3256197373845" calcext:value-type="float">
            <text:p>90.3256197374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545" calcext:value-type="float">
            <text:p>11545</text:p>
          </table:table-cell>
          <table:table-cell office:value-type="float" office:value="208" calcext:value-type="float">
            <text:p>208</text:p>
          </table:table-cell>
          <table:table-cell office:value-type="float" office:value="2413335" calcext:value-type="float">
            <text:p>2413335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3]/([.G23]*[.H23])*100" office:value-type="float" office:value="97.1139206433324" calcext:value-type="float">
            <text:p>97.1139206433</text:p>
          </table:table-cell>
          <table:table-cell table:formula="of:=[.I23]/100" office:value-type="float" office:value="0.971139206433324" calcext:value-type="float">
            <text:p>0.9711392064</text:p>
          </table:table-cell>
          <table:table-cell table:formula="of:=[.G23]*[.I23]/100" office:value-type="float" office:value="1154.5" calcext:value-type="float">
            <text:p>1154.5</text:p>
          </table:table-cell>
          <table:table-cell table:number-columns-repeated="2"/>
          <table:table-cell table:formula="of:=[.F23]" office:value-type="float" office:value="2413335" calcext:value-type="float">
            <text:p>2413335</text:p>
          </table:table-cell>
          <table:table-cell table:formula="of:=[.I23]" office:value-type="float" office:value="97.1139206433324" calcext:value-type="float">
            <text:p>97.1139206433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670" calcext:value-type="float">
            <text:p>10670</text:p>
          </table:table-cell>
          <table:table-cell office:value-type="float" office:value="156" calcext:value-type="float">
            <text:p>156</text:p>
          </table:table-cell>
          <table:table-cell office:value-type="float" office:value="2899914" calcext:value-type="float">
            <text:p>2899914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4]/([.G24]*[.H24])*100" office:value-type="float" office:value="89.7536191653839" calcext:value-type="float">
            <text:p>89.7536191654</text:p>
          </table:table-cell>
          <table:table-cell table:formula="of:=[.I24]/100" office:value-type="float" office:value="0.897536191653839" calcext:value-type="float">
            <text:p>0.8975361917</text:p>
          </table:table-cell>
          <table:table-cell table:formula="of:=[.G24]*[.I24]/100" office:value-type="float" office:value="1067" calcext:value-type="float">
            <text:p>1067</text:p>
          </table:table-cell>
          <table:table-cell table:number-columns-repeated="2"/>
          <table:table-cell table:formula="of:=[.F24]" office:value-type="float" office:value="2899914" calcext:value-type="float">
            <text:p>2899914</text:p>
          </table:table-cell>
          <table:table-cell table:formula="of:=[.I24]" office:value-type="float" office:value="89.7536191653839" calcext:value-type="float">
            <text:p>89.7536191654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052" calcext:value-type="float">
            <text:p>11052</text:p>
          </table:table-cell>
          <table:table-cell office:value-type="float" office:value="135" calcext:value-type="float">
            <text:p>135</text:p>
          </table:table-cell>
          <table:table-cell office:value-type="float" office:value="2879411" calcext:value-type="float">
            <text:p>2879411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5]/([.G25]*[.H25])*100" office:value-type="float" office:value="92.9669164963283" calcext:value-type="float">
            <text:p>92.9669164963</text:p>
          </table:table-cell>
          <table:table-cell table:formula="of:=[.I25]/100" office:value-type="float" office:value="0.929669164963283" calcext:value-type="float">
            <text:p>0.929669165</text:p>
          </table:table-cell>
          <table:table-cell table:formula="of:=[.G25]*[.I25]/100" office:value-type="float" office:value="1105.2" calcext:value-type="float">
            <text:p>1105.2</text:p>
          </table:table-cell>
          <table:table-cell table:number-columns-repeated="2"/>
          <table:table-cell table:formula="of:=[.F25]" office:value-type="float" office:value="2879411" calcext:value-type="float">
            <text:p>2879411</text:p>
          </table:table-cell>
          <table:table-cell table:formula="of:=[.I25]" office:value-type="float" office:value="92.9669164963283" calcext:value-type="float">
            <text:p>92.9669164963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11052" calcext:value-type="float">
            <text:p>11052</text:p>
          </table:table-cell>
          <table:table-cell table:formula="of:=SQRT(1/[.D26])*[.D26]" office:value-type="float" office:value="105.128492807611" calcext:value-type="float">
            <text:p>105.1284928076</text:p>
          </table:table-cell>
          <table:table-cell office:value-type="float" office:value="2538801" calcext:value-type="float">
            <text:p>2538801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6]/([.G26]*[.H26])*100" office:value-type="float" office:value="92.9669164963283" calcext:value-type="float">
            <text:p>92.9669164963</text:p>
          </table:table-cell>
          <table:table-cell table:formula="of:=[.I26]/100" office:value-type="float" office:value="0.929669164963283" calcext:value-type="float">
            <text:p>0.929669165</text:p>
          </table:table-cell>
          <table:table-cell table:formula="of:=[.G26]*[.I26]/100" office:value-type="float" office:value="1105.2" calcext:value-type="float">
            <text:p>1105.2</text:p>
          </table:table-cell>
          <table:table-cell table:number-columns-repeated="2"/>
          <table:table-cell table:formula="of:=[.F26]" office:value-type="float" office:value="2538801" calcext:value-type="float">
            <text:p>2538801</text:p>
          </table:table-cell>
          <table:table-cell table:formula="of:=[.I26]" office:value-type="float" office:value="92.9669164963283" calcext:value-type="float">
            <text:p>92.9669164963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10962" calcext:value-type="float">
            <text:p>10962</text:p>
          </table:table-cell>
          <table:table-cell table:formula="of:=SQRT(1/[.D27])*[.D27]" office:value-type="float" office:value="104.699570199691" calcext:value-type="float">
            <text:p>104.6995701997</text:p>
          </table:table-cell>
          <table:table-cell office:value-type="float" office:value="3026972" calcext:value-type="float">
            <text:p>3026972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7]/([.G27]*[.H27])*100" office:value-type="float" office:value="92.2098569157393" calcext:value-type="float">
            <text:p>92.2098569157</text:p>
          </table:table-cell>
          <table:table-cell table:formula="of:=[.I27]/100" office:value-type="float" office:value="0.922098569157393" calcext:value-type="float">
            <text:p>0.9220985692</text:p>
          </table:table-cell>
          <table:table-cell table:formula="of:=[.G27]*[.I27]/100" office:value-type="float" office:value="1096.2" calcext:value-type="float">
            <text:p>1096.2</text:p>
          </table:table-cell>
          <table:table-cell table:number-columns-repeated="2"/>
          <table:table-cell table:formula="of:=[.F27]" office:value-type="float" office:value="3026972" calcext:value-type="float">
            <text:p>3026972</text:p>
          </table:table-cell>
          <table:table-cell table:formula="of:=[.I27]" office:value-type="float" office:value="92.2098569157393" calcext:value-type="float">
            <text:p>92.2098569157</text:p>
          </table:table-cell>
        </table:table-row>
        <table:table-row table:style-name="ro4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731407" calcext:value-type="float">
            <text:p>2731407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FORECAST([.F28];[.I22:.I27];[.F22:.F27])" office:value-type="float" office:value="93.0655490427137" calcext:value-type="float">
            <text:p>93.0655490427</text:p>
          </table:table-cell>
          <table:table-cell table:formula="of:=[.I28]/100" office:value-type="float" office:value="0.930655490427137" calcext:value-type="float">
            <text:p>0.9306554904</text:p>
          </table:table-cell>
          <table:table-cell table:formula="of:=[.G28]*[.I28]/100" office:value-type="float" office:value="1106.37255357469" calcext:value-type="float">
            <text:p>1106.372553574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11073" calcext:value-type="float">
            <text:p>11073</text:p>
          </table:table-cell>
          <table:table-cell table:formula="of:=SQRT(1/[.D29])*[.D29]" office:value-type="float" office:value="105.228323183447" calcext:value-type="float">
            <text:p>105.2283231834</text:p>
          </table:table-cell>
          <table:table-cell office:value-type="float" office:value="1962715" calcext:value-type="float">
            <text:p>1962715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9]/([.G29]*[.H29])*100" office:value-type="float" office:value="93.143563731799" calcext:value-type="float">
            <text:p>93.1435637318</text:p>
          </table:table-cell>
          <table:table-cell table:formula="of:=[.I29]/100" office:value-type="float" office:value="0.93143563731799" calcext:value-type="float">
            <text:p>0.9314356373</text:p>
          </table:table-cell>
          <table:table-cell table:formula="of:=[.G29]*[.I29]/100" office:value-type="float" office:value="1107.3" calcext:value-type="float">
            <text:p>1107.3</text:p>
          </table:table-cell>
          <table:table-cell table:number-columns-repeated="4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 table:number-columns-repeated="12"/>
          <table:table-cell table:style-name="ce2" table:number-columns-spanned="3" table:number-rows-spanned="1"/>
          <table:covered-table-cell table:number-columns-repeated="2" table:style-name="Default"/>
        </table:table-row>
      </table:table>
      <table:table table:name="Sheet2" table:style-name="ta1">
        <table:shapes>
          <draw:frame draw:z-index="0" draw:style-name="gr1" draw:text-style-name="P1" svg:width="159.99mm" svg:height="89.99mm" svg:x="184.47mm" svg:y="64.22mm">
            <loext:p draw:notify-on-update-of-ranges="Sheet2.N1:Sheet2.N9 Sheet2.O1:Sheet2.O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/>
          <table:table-cell office:value-type="float" office:value="53.156" calcext:value-type="float">
            <text:p>53.1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199" calcext:value-type="float">
            <text:p>0.02199</text:p>
          </table:table-cell>
          <table:table-cell office:value-type="float" office:value="0.0022" calcext:value-type="float">
            <text:p>0.0022</text:p>
          </table:table-cell>
          <table:table-cell table:number-columns-repeated="2"/>
          <table:table-cell office:value-type="float" office:value="53.156" calcext:value-type="float">
            <text:p>53.156</text:p>
          </table:table-cell>
          <table:table-cell office:value-type="float" office:value="0.005" calcext:value-type="float">
            <text:p>0.005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D1]" office:value-type="float" office:value="0.02199" calcext:value-type="float">
            <text:p>0.02199</text:p>
          </table:table-cell>
          <table:table-cell table:formula="of:=[.J1]"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float" office:value="79.623" calcext:value-type="float">
            <text:p>79.62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06" calcext:value-type="float">
            <text:p>0.0006</text:p>
          </table:table-cell>
          <table:table-cell table:number-columns-repeated="2"/>
          <table:table-cell office:value-type="float" office:value="79.623" calcext:value-type="float">
            <text:p>79.623</text:p>
          </table:table-cell>
          <table:table-cell office:value-type="float" office:value="0.005" calcext:value-type="float">
            <text:p>0.005</text:p>
          </table:table-cell>
          <table:table-cell office:value-type="float" office:value="377" calcext:value-type="float">
            <text:p>37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D2]" office:value-type="float" office:value="0.0262" calcext:value-type="float">
            <text:p>0.0262</text:p>
          </table:table-cell>
          <table:table-cell table:formula="of:=[.J2]"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float" office:value="80.999" calcext:value-type="float">
            <text:p>80.99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0027" calcext:value-type="float">
            <text:p>0.0027</text:p>
          </table:table-cell>
          <table:table-cell table:number-columns-repeated="2"/>
          <table:table-cell office:value-type="float" office:value="80.999" calcext:value-type="float">
            <text:p>80.999</text:p>
          </table:table-cell>
          <table:table-cell office:value-type="float" office:value="0.004" calcext:value-type="float">
            <text:p>0.004</text:p>
          </table:table-cell>
          <table:table-cell office:value-type="float" office:value="5120" calcext:value-type="float">
            <text:p>512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D3]" office:value-type="float" office:value="0.3406" calcext:value-type="float">
            <text:p>0.3406</text:p>
          </table:table-cell>
          <table:table-cell table:formula="of:=[.J3]" office:value-type="float" office:value="5120" calcext:value-type="float">
            <text:p>5120</text:p>
          </table:table-cell>
        </table:table-row>
        <table:table-row table:style-name="ro1">
          <table:table-cell/>
          <table:table-cell office:value-type="float" office:value="160.609" calcext:value-type="float">
            <text:p>160.6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008" calcext:value-type="float">
            <text:p>0.00008</text:p>
          </table:table-cell>
          <table:table-cell table:number-columns-repeated="2"/>
          <table:table-cell office:value-type="float" office:value="160.609" calcext:value-type="float">
            <text:p>160.609</text:p>
          </table:table-cell>
          <table:table-cell office:value-type="float" office:value="0.025" calcext:value-type="float">
            <text:p>0.025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D4]" office:value-type="float" office:value="0.00645" calcext:value-type="float">
            <text:p>0.00645</text:p>
          </table:table-cell>
          <table:table-cell table:formula="of:=[.J4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223.116" calcext:value-type="float">
            <text:p>223.1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04" calcext:value-type="float">
            <text:p>0.00004</text:p>
          </table:table-cell>
          <table:table-cell table:number-columns-repeated="2"/>
          <table:table-cell office:value-type="float" office:value="223.116" calcext:value-type="float">
            <text:p>223.116</text:p>
          </table:table-cell>
          <table:table-cell office:value-type="float" office:value="0.035" calcext:value-type="float">
            <text:p>0.03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5]" office:value-type="float" office:value="0.0045" calcext:value-type="float">
            <text:p>0.0045</text:p>
          </table:table-cell>
          <table:table-cell table:formula="of:=[.J5]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76.404" calcext:value-type="float">
            <text:p>276.4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7164" calcext:value-type="float">
            <text:p>0.07164</text:p>
          </table:table-cell>
          <table:table-cell office:value-type="float" office:value="0.00022" calcext:value-type="float">
            <text:p>0.00022</text:p>
          </table:table-cell>
          <table:table-cell table:number-columns-repeated="2"/>
          <table:table-cell office:value-type="float" office:value="276.404" calcext:value-type="float">
            <text:p>276.404</text:p>
          </table:table-cell>
          <table:table-cell office:value-type="float" office:value="0.007" calcext:value-type="float">
            <text:p>0.007</text:p>
          </table:table-cell>
          <table:table-cell office:value-type="float" office:value="1130" calcext:value-type="float">
            <text:p>11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D6]" office:value-type="float" office:value="0.07164" calcext:value-type="float">
            <text:p>0.07164</text:p>
          </table:table-cell>
          <table:table-cell table:formula="of:=[.J6]" office:value-type="float" office:value="1130" calcext:value-type="float">
            <text:p>1130</text:p>
          </table:table-cell>
        </table:table-row>
        <table:table-row table:style-name="ro1">
          <table:table-cell/>
          <table:table-cell office:value-type="float" office:value="302.858" calcext:value-type="float">
            <text:p>302.858</text:p>
          </table:table-cell>
          <table:table-cell office:value-type="float" office:value="0.005" calcext:value-type="float">
            <text:p>0.005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0006" calcext:value-type="float">
            <text:p>0.0006</text:p>
          </table:table-cell>
          <table:table-cell table:number-columns-repeated="2"/>
          <table:table-cell office:value-type="float" office:value="302.858" calcext:value-type="float">
            <text:p>302.858</text:p>
          </table:table-cell>
          <table:table-cell office:value-type="float" office:value="0.005" calcext:value-type="float">
            <text:p>0.005</text:p>
          </table:table-cell>
          <table:table-cell office:value-type="float" office:value="2920" calcext:value-type="float">
            <text:p>292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D7]" office:value-type="float" office:value="0.1833" calcext:value-type="float">
            <text:p>0.1833</text:p>
          </table:table-cell>
          <table:table-cell table:formula="of:=[.J7]" office:value-type="float" office:value="2920" calcext:value-type="float">
            <text:p>2920</text:p>
          </table:table-cell>
        </table:table-row>
        <table:table-row table:style-name="ro1">
          <table:table-cell/>
          <table:table-cell office:value-type="float" office:value="356.014" calcext:value-type="float">
            <text:p>356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0019" calcext:value-type="float">
            <text:p>0.0019</text:p>
          </table:table-cell>
          <table:table-cell table:number-columns-repeated="2"/>
          <table:table-cell office:value-type="float" office:value="356.014" calcext:value-type="float">
            <text:p>356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D8]" office:value-type="float" office:value="0.6205" calcext:value-type="float">
            <text:p>0.6205</text:p>
          </table:table-cell>
          <table:table-cell table:formula="of:=[.J8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383.859" calcext:value-type="float">
            <text:p>383.85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0003" calcext:value-type="float">
            <text:p>0.0003</text:p>
          </table:table-cell>
          <table:table-cell table:number-columns-repeated="2"/>
          <table:table-cell office:value-type="float" office:value="383.859" calcext:value-type="float">
            <text:p>383.859</text:p>
          </table:table-cell>
          <table:table-cell office:value-type="float" office:value="0.009" calcext:value-type="float">
            <text:p>0.009</text:p>
          </table:table-cell>
          <table:table-cell office:value-type="float" office:value="1450" calcext:value-type="float">
            <text:p>14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D9]" office:value-type="float" office:value="0.0894" calcext:value-type="float">
            <text:p>0.0894</text:p>
          </table:table-cell>
          <table:table-cell table:formula="of:=[.J9]" office:value-type="float" office:value="1450" calcext:value-type="float">
            <text:p>145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53.161 1 </text:p>
          </table:table-cell>
          <table:table-cell table:style-name="ce1" office:value-type="string" calcext:value-type="string">
            <text:p>2.199 22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79.6139 26 </text:p>
          </table:table-cell>
          <table:table-cell table:style-name="ce1" office:value-type="string" calcext:value-type="string">
            <text:p>2.62 6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80.9971 14 </text:p>
          </table:table-cell>
          <table:table-cell table:style-name="ce1" office:value-type="string" calcext:value-type="string">
            <text:p>34.06 27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160.613 8 </text:p>
          </table:table-cell>
          <table:table-cell table:style-name="ce1" office:value-type="string" calcext:value-type="string">
            <text:p>0.645 8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223.234 12 </text:p>
          </table:table-cell>
          <table:table-cell table:style-name="ce1" office:value-type="string" calcext:value-type="string">
            <text:p>0.450 4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276.398 2 </text:p>
          </table:table-cell>
          <table:table-cell table:style-name="ce1" office:value-type="string" calcext:value-type="string">
            <text:p>7.164 22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302.853 1 </text:p>
          </table:table-cell>
          <table:table-cell table:style-name="ce1" office:value-type="string" calcext:value-type="string">
            <text:p>18.33 6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356.017 2 </text:p>
          </table:table-cell>
          <table:table-cell table:style-name="ce1" office:value-type="string" calcext:value-type="string">
            <text:p>62.05 19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383.851 3 </text:p>
          </table:table-cell>
          <table:table-cell table:style-name="ce1" office:value-type="string" calcext:value-type="string">
            <text:p>8.94 3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01:31:02.803018206</meta:creation-date>
    <dc:date>2018-12-23T20:37:54.685589238</dc:date>
    <meta:editing-duration>PT1H5M8S</meta:editing-duration>
    <meta:editing-cycles>6</meta:editing-cycles>
    <meta:generator>LibreOffice/5.0.6.2$Linux_X86_64 LibreOffice_project/00$Build-2</meta:generator>
    <meta:document-statistic meta:table-count="2" meta:cell-count="2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82cm" svg:height="7.768cm" xlink:href=".." xlink:type="simple" chart:class="chart:scatter" chart:style-name="ch1">
        <chart:legend chart:legend-position="end" svg:x="13.392cm" svg:y="3.585cm" style:legend-expansion="high" chart:style-name="ch2"/>
        <chart:plot-area chart:style-name="ch3" table:cell-range-address="Sheet1.N12:Sheet1.O19" svg:x="0.313cm" svg:y="0.155cm" svg:width="12.766cm" svg:height="7.458cm">
          <chartooo:coordinate-region svg:x="1.225cm" svg:y="0.354cm" svg:width="11.018cm" svg:height="6.6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12:Sheet1.O19" chart:class="chart:scatter">
            <chart:domain table:cell-range-address="Sheet1.N12:Sheet1.N1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5335">
                <text:p>1705335</text:p>
                <draw:g>
                  <svg:desc>Sheet1.N12:Sheet1.N19</svg:desc>
                </draw:g>
              </table:table-cell>
              <table:table-cell office:value-type="float" office:value="98.6882994397674">
                <text:p>98.6882994397674</text:p>
                <draw:g>
                  <svg:desc>Sheet1.O12:Sheet1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0400">
                <text:p>1460400</text:p>
              </table:table-cell>
              <table:table-cell office:value-type="float" office:value="99.800941399408">
                <text:p>99.800941399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8594">
                <text:p>1598594</text:p>
              </table:table-cell>
              <table:table-cell office:value-type="float" office:value="99.1663877818005">
                <text:p>99.1663877818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7939">
                <text:p>1567939</text:p>
              </table:table-cell>
              <table:table-cell office:value-type="float" office:value="98.3405988273797">
                <text:p>98.3405988273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5887">
                <text:p>1375887</text:p>
              </table:table-cell>
              <table:table-cell office:value-type="float" office:value="98.9990568620889">
                <text:p>98.9990568620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0511">
                <text:p>1680511</text:p>
              </table:table-cell>
              <table:table-cell office:value-type="float" office:value="97.1649361317438">
                <text:p>97.1649361317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1.N22:Sheet1.O27" svg:x="0.32cm" svg:y="0.18cm" svg:width="13.07cm" svg:height="8.64cm">
          <chartooo:coordinate-region svg:x="0.968cm" svg:y="0.379cm" svg:width="11.7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2:Sheet1.O27" chart:class="chart:scatter">
            <chart:domain table:cell-range-address="Sheet1.N22:Sheet1.N2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7593">
                <text:p>3007593</text:p>
                <draw:g>
                  <svg:desc>Sheet1.N22:Sheet1.N27</svg:desc>
                </draw:g>
              </table:table-cell>
              <table:table-cell office:value-type="float" office:value="90.3256197373845">
                <text:p>90.3256197373845</text:p>
                <draw:g>
                  <svg:desc>Sheet1.O22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13335">
                <text:p>2413335</text:p>
              </table:table-cell>
              <table:table-cell office:value-type="float" office:value="97.1139206433324">
                <text:p>97.1139206433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99914">
                <text:p>2899914</text:p>
              </table:table-cell>
              <table:table-cell office:value-type="float" office:value="89.7536191653839">
                <text:p>89.7536191653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79411">
                <text:p>2879411</text:p>
              </table:table-cell>
              <table:table-cell office:value-type="float" office:value="92.9669164963283">
                <text:p>92.9669164963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8801">
                <text:p>2538801</text:p>
              </table:table-cell>
              <table:table-cell office:value-type="float" office:value="92.9669164963283">
                <text:p>92.9669164963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6972">
                <text:p>3026972</text:p>
              </table:table-cell>
              <table:table-cell office:value-type="float" office:value="92.2098569157393">
                <text:p>92.2098569157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2.N1:Sheet2.O9" svg:x="0.32cm" svg:y="0.18cm" svg:width="13.07cm" svg:height="8.64cm">
          <chartooo:coordinate-region svg:x="1.312cm" svg:y="0.379cm" svg:width="11.6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O1:Sheet2.O9" chart:class="chart:scatter">
            <chart:domain table:cell-range-address="Sheet2.N1:Sheet2.N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99">
                <text:p>0.02199</text:p>
                <draw:g>
                  <svg:desc>Sheet2.N1:Sheet2.N9</svg:desc>
                </draw:g>
              </table:table-cell>
              <table:table-cell office:value-type="float" office:value="348">
                <text:p>348</text:p>
                <draw:g>
                  <svg:desc>Sheet2.O1:Sheet2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2">
                <text:p>0.026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06">
                <text:p>0.340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45">
                <text:p>0.006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5">
                <text:p>0.00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164">
                <text:p>0.0716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33">
                <text:p>0.1833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05">
                <text:p>0.620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94">
                <text:p>0.0894</text:p>
              </table:table-cell>
              <table:table-cell office:value-type="float" office:value="1450">
                <text:p>14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